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0.910166666666667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4.3815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4.40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2" table:number-rows-spanned="1" table:style-name="ce8">
            <text:p>Application</text:p>
          </table:table-cell>
          <table:covered-table-cell/>
          <table:table-cell office:value-type="string" table:style-name="ce3">
            <text:p>killTheDummy</text:p>
          </table:table-cell>
          <table:table-cell office:value-type="string" table:style-name="ce2">
            <text:p>Author</text:p>
          </table:table-cell>
          <table:table-cell office:value-type="string" table:style-name="ce3">
            <text:p>Raffael Gyr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8">
            <text:p>Version</text:p>
          </table:table-cell>
          <table:covered-table-cell/>
          <table:table-cell office:value-type="string" table:style-name="ce6">
            <text:p>1.0</text:p>
          </table:table-cell>
          <table:table-cell office:value-type="string" table:style-name="ce2">
            <text:p>Date/Time</text:p>
          </table:table-cell>
          <table:table-cell office:value-type="date" office:date-value="2018-01-05T00:00:00" table:style-name="ce7">
            <text:p>05.01.201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Nr.</text:p>
          </table:table-cell>
          <table:table-cell office:value-type="string" table:style-name="ce5">
            <text:p>From Status</text:p>
          </table:table-cell>
          <table:table-cell office:value-type="string" table:style-name="ce5">
            <text:p>Signal</text:p>
          </table:table-cell>
          <table:table-cell office:value-type="string" table:style-name="ce5">
            <text:p>Inputs</text:p>
          </table:table-cell>
          <table:table-cell office:value-type="string" table:style-name="ce5">
            <text:p>targetstatus</text:p>
          </table:table-cell>
          <table:table-cell office:value-type="string" table:style-name="ce5">
            <text:p>Expected output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5" table:style-name="ce3"/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5" table:style-name="ce3"/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5" table:style-name="ce3"/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5" table:style-name="ce3"/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5" table:style-name="ce3"/>
          <table:table-cell table:number-columns-repeated="16378"/>
        </table:table-row>
        <table:table-row table:number-rows-repeated="23" table:style-name="ro1">
          <table:table-cell table:number-columns-repeated="6" table:style-name="ce3"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Raffael Gyr</meta:initial-creator>
    <dc:creator>Raffael Gyr</dc:creator>
    <meta:creation-date>2017-12-20T08:58:39Z</meta:creation-date>
    <dc:date>2018-01-05T10:30:27Z</dc:date>
    <meta:editing-duration>PT0S</meta:editing-duration>
  </office:meta>
</office:document-meta>
</file>